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officeooo:paragraph-rsid="000de885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officeooo:paragraph-rsid="000f72bf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officeooo:paragraph-rsid="0010c6db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officeooo:rsid="0010c6db" officeooo:paragraph-rsid="0010c6db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officeooo:paragraph-rsid="0023d05d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officeooo:paragraph-rsid="0031f3c8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rsid="000aae17" officeooo:paragraph-rsid="000aae17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officeooo:paragraph-rsid="003eaed2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officeooo:rsid="000c1fcd" officeooo:paragraph-rsid="0043913f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text-properties style:font-name="Arial" fo:font-size="10pt" fo:font-style="normal" fo:font-weight="bold" officeooo:paragraph-rsid="0031f3c8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text-properties style:font-name="Arial" fo:font-size="10pt" fo:font-style="normal" fo:font-weight="bold" officeooo:rsid="003a050a" officeooo:paragraph-rsid="003a050a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style:text-properties style:font-name="Arial" fo:font-size="10pt" fo:font-style="normal" officeooo:paragraph-rsid="0031f3c8" style:font-size-asian="10pt" style:font-style-asian="normal" style:font-name-complex="Arial" style:font-size-complex="10pt" style:font-style-complex="normal"/>
    </style:style>
    <style:style style:name="P16" style:family="paragraph" style:parent-style-name="Standard">
      <style:text-properties style:font-name="Arial" fo:font-size="10pt" officeooo:paragraph-rsid="003eaed2" style:font-size-asian="8.75pt" style:font-name-complex="Arial" style:font-size-complex="10pt"/>
    </style:style>
    <style:style style:name="P17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text-properties style:font-name="Arial" fo:font-size="14pt" fo:font-weight="bold" officeooo:rsid="0010c6db" officeooo:paragraph-rsid="0010c6db" style:font-size-asian="14pt" style:font-weight-asian="bold" style:font-name-complex="Arial" style:font-size-complex="14pt" style:font-weight-complex="bold"/>
    </style:style>
    <style:style style:name="P19" style:family="paragraph" style:parent-style-name="Standard">
      <style:text-properties style:font-name="Arial" fo:font-size="14pt" fo:font-weight="bold" officeooo:rsid="0040778f" officeooo:paragraph-rsid="0040778f" style:font-size-asian="14pt" style:font-weight-asian="bold" style:font-name-complex="Arial" style:font-size-complex="14pt" style:font-weight-complex="bold"/>
    </style:style>
    <style:style style:name="P20" style:family="paragraph" style:parent-style-name="Standard">
      <style:text-properties style:font-name="Arial" fo:font-size="14pt" fo:font-weight="bold" officeooo:paragraph-rsid="000de885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33e478"/>
    </style:style>
    <style:style style:name="P22" style:family="paragraph" style:parent-style-name="Standard">
      <style:text-properties style:font-name="Courier" fo:font-size="10pt" officeooo:rsid="003eaed2" officeooo:paragraph-rsid="003eaed2" style:font-size-asian="10pt" style:font-name-complex="Arial" style:font-size-complex="10pt"/>
    </style:style>
    <style:style style:name="P23" style:family="paragraph" style:parent-style-name="Standard">
      <style:text-properties style:font-name="Courier" fo:font-size="10pt" officeooo:paragraph-rsid="003eaed2" style:font-size-asian="10pt" style:font-name-complex="Arial" style:font-size-complex="10pt"/>
    </style:style>
    <style:style style:name="P24" style:family="paragraph" style:parent-style-name="Standard">
      <style:text-properties fo:font-style="normal" officeooo:paragraph-rsid="0031f3c8" style:font-style-asian="normal" style:font-style-complex="normal"/>
    </style:style>
    <style:style style:name="P25" style:family="paragraph" style:parent-style-name="Standard">
      <style:text-properties fo:font-style="normal" officeooo:paragraph-rsid="0043913f" style:font-style-asian="normal" style:font-style-complex="normal"/>
    </style:style>
    <style:style style:name="P26" style:family="paragraph" style:parent-style-name="Standard">
      <style:paragraph-properties fo:margin-left="1.4819in" fo:margin-right="0in" fo:text-indent="0in" style:auto-text-indent="false"/>
      <style:text-properties style:font-name="Arial" fo:font-size="10pt" fo:font-style="normal" officeooo:rsid="000d2828" officeooo:paragraph-rsid="0031f3c8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margin-left="1.4819in" fo:margin-right="0in" fo:text-indent="0in" style:auto-text-indent="false"/>
      <style:text-properties style:font-name="Arial" fo:font-size="10pt" fo:font-style="normal" officeooo:rsid="0010c6db" officeooo:paragraph-rsid="0031f3c8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font-style="normal" officeooo:paragraph-rsid="000aae17" style:font-size-asian="10pt" style:font-style-asian="normal" style:font-name-complex="Arial" style:font-size-complex="10pt" style:font-style-complex="normal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rsid="000aae17" officeooo:paragraph-rsid="000aae17" style:font-size-asian="16pt" style:font-weight-asian="bold" style:font-name-complex="Arial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style:text-underline-style="none" officeooo:rsid="00140365" officeooo:paragraph-rsid="0033e478" style:font-size-asian="10pt" style:font-name-complex="Arial" style:font-size-complex="10pt"/>
    </style:style>
    <style:style style:name="P31" style:family="paragraph" style:parent-style-name="Standard">
      <style:text-properties style:font-name="Arial" fo:font-size="10pt" officeooo:rsid="00275ba7" officeooo:paragraph-rsid="0043913f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0aae17" style:font-size-asian="10pt" style:font-name-complex="Arial" style:font-size-complex="10pt"/>
    </style:style>
    <style:style style:name="T3" style:family="text">
      <style:text-properties style:font-name="Arial" fo:font-size="10pt" officeooo:rsid="0033a778" style:font-size-asian="10pt" style:font-name-complex="Arial" style:font-size-complex="10pt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fo:font-weight="normal" officeooo:rsid="000aae17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weight="bold" officeooo:rsid="000c1fc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font-weight="bold" officeooo:rsid="000b4611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font-weight="bold" officeooo:rsid="002fff22" style:font-size-asian="10pt" style:font-weight-asian="bold" style:font-name-complex="Arial" style:font-size-complex="10pt" style:font-weight-complex="bold"/>
    </style:style>
    <style:style style:name="T10" style:family="text">
      <style:text-properties officeooo:rsid="000aae17"/>
    </style:style>
    <style:style style:name="T11" style:family="text">
      <style:text-properties fo:font-variant="normal" fo:text-transform="none" fo:color="#252525" style:font-name="Arial" fo:font-size="10pt" fo:letter-spacing="normal" fo:font-weight="bold" officeooo:rsid="000c1fcd" style:font-size-asian="10pt" style:font-weight-asian="bold" style:font-name-complex="Arial" style:font-size-complex="10pt" style:font-weight-complex="bold"/>
    </style:style>
    <style:style style:name="T12" style:family="text">
      <style:text-properties officeooo:rsid="000b4611"/>
    </style:style>
    <style:style style:name="T13" style:family="text">
      <style:text-properties officeooo:rsid="000c1fc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aae17" style:font-weight-asian="bold" style:font-weight-complex="bold"/>
    </style:style>
    <style:style style:name="T16" style:family="text">
      <style:text-properties fo:font-weight="bold" officeooo:rsid="0021d810" style:font-weight-asian="bold" style:font-weight-complex="bold"/>
    </style:style>
    <style:style style:name="T17" style:family="text">
      <style:text-properties fo:font-weight="bold" officeooo:rsid="000c1fcd" style:font-weight-asian="bold" style:font-weight-complex="bold"/>
    </style:style>
    <style:style style:name="T18" style:family="text">
      <style:text-properties fo:font-weight="bold" officeooo:rsid="000b4611" style:font-weight-asian="bold" style:font-weight-complex="bold"/>
    </style:style>
    <style:style style:name="T19" style:family="text">
      <style:text-properties fo:font-weight="bold" officeooo:rsid="0040778f" style:font-weight-asian="bold" style:font-weight-complex="bold"/>
    </style:style>
    <style:style style:name="T20" style:family="text">
      <style:text-properties fo:font-weight="bold" officeooo:rsid="003eaed2" style:font-weight-asian="bold" style:font-weight-complex="bold"/>
    </style:style>
    <style:style style:name="T21" style:family="text">
      <style:text-properties fo:font-weight="bold" officeooo:rsid="0043913f" style:font-weight-asian="bold" style:font-weight-complex="bold"/>
    </style:style>
    <style:style style:name="T22" style:family="text">
      <style:text-properties fo:font-weight="bold" officeooo:rsid="004482c6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0aae17" style:font-style-asian="italic" style:font-weight-asian="bold" style:font-style-complex="italic" style:font-weight-complex="bold"/>
    </style:style>
    <style:style style:name="T25" style:family="text">
      <style:text-properties style:font-name="Courier" fo:font-weight="bold" officeooo:rsid="003eaed2" style:font-weight-asian="bold" style:font-weight-complex="bold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style:font-name="Arial1" fo:font-weight="bold" officeooo:rsid="003eaed2" style:font-weight-asian="bold" style:font-weight-complex="bold"/>
    </style:style>
    <style:style style:name="T28" style:family="text">
      <style:text-properties style:font-name="Arial1" fo:font-size="10pt" fo:font-weight="bold" officeooo:rsid="000c1fcd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1" fo:font-size="10pt" fo:language="en" fo:country="US" fo:font-weight="bold" officeooo:rsid="004be37f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30" style:family="text">
      <style:text-properties style:font-name="Arial1" fo:font-size="10pt" fo:language="en" fo:country="US" fo:font-weight="bold" officeooo:rsid="000c1fc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aae17" style:font-weight-asian="normal" style:font-weight-complex="normal"/>
    </style:style>
    <style:style style:name="T33" style:family="text">
      <style:text-properties fo:font-weight="normal" officeooo:rsid="0010c6db" style:font-weight-asian="normal" style:font-weight-complex="normal"/>
    </style:style>
    <style:style style:name="T34" style:family="text">
      <style:text-properties fo:font-weight="normal" officeooo:rsid="000d2828" style:font-weight-asian="normal" style:font-weight-complex="normal"/>
    </style:style>
    <style:style style:name="T35" style:family="text">
      <style:text-properties fo:font-weight="normal" officeooo:rsid="001624dc" style:font-weight-asian="normal" style:font-weight-complex="normal"/>
    </style:style>
    <style:style style:name="T36" style:family="text">
      <style:text-properties fo:font-weight="normal" officeooo:rsid="002e38a0" style:font-weight-asian="normal" style:font-weight-complex="normal"/>
    </style:style>
    <style:style style:name="T37" style:family="text">
      <style:text-properties fo:font-weight="normal" officeooo:rsid="003a5f94" style:font-weight-asian="normal" style:font-weight-complex="normal"/>
    </style:style>
    <style:style style:name="T38" style:family="text">
      <style:text-properties fo:font-weight="normal" officeooo:rsid="003b851e" style:font-weight-asian="normal" style:font-weight-complex="normal"/>
    </style:style>
    <style:style style:name="T39" style:family="text">
      <style:text-properties officeooo:rsid="00275ba7"/>
    </style:style>
    <style:style style:name="T40" style:family="text">
      <style:text-properties officeooo:rsid="003eaed2"/>
    </style:style>
    <style:style style:name="T41" style:family="text">
      <style:text-properties officeooo:rsid="0043913f"/>
    </style:style>
    <style:style style:name="T42" style:family="text">
      <style:text-properties officeooo:rsid="000e4044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0aae17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0b4611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Harald Nordgren</text:p>
      <text:p text:style-name="P8"/>
      <text:p text:style-name="P8">Magistratsvägen 55D</text:p>
      <text:p text:style-name="P9"><text:span text:style-name="T10">226</text:span> <text:span text:style-name="T10">44</text:span> <text:span text:style-name="T13">Lund</text:span></text:p>
      <text:p text:style-name="P1"/>
      <text:p text:style-name="P30">haraldnordgren@gmail.com</text:p>
      <text:p text:style-name="P21"><text:span text:style-name="T1">0</text:span><text:span text:style-name="T2">70</text:span><text:span text:style-name="T3">3</text:span><text:span text:style-name="T4"> – </text:span><text:span text:style-name="T5">16 </text:span><text:span text:style-name="T2">89 08</text:span></text:p>
      <text:p text:style-name="P1"/>
      <text:p text:style-name="P1"/>
      <text:p text:style-name="P17">Utbildning</text:p>
      <text:p text:style-name="P1"/>
      <text:p text:style-name="P13">aug 200<text:span text:style-name="T10">9</text:span> – <text:span text:style-name="T12">nu<text:tab/><text:tab/><text:tab/><text:tab/><text:tab/><text:tab/>Civilingenjör i Datateknik</text:span> <text:span text:style-name="T41">(300</text:span> <text:span text:style-name="T10">h</text:span>p<text:span text:style-name="T41">)</text:span></text:p>
      <text:p text:style-name="P13"><text:span text:style-name="T10"><text:tab/><text:tab/><text:tab/><text:tab/><text:tab/><text:tab/><text:tab/>Lunds</text:span> Tekniska Högskola <text:span text:style-name="T42">(LTH)</text:span></text:p>
      <text:p text:style-name="P26"><text:span text:style-name="T32"><text:tab/></text:span><text:span text:style-name="T18"><text:tab/></text:span><text:span text:style-name="T32"><text:tab/><text:tab/>Specialisering </text:span><text:span text:style-name="T33">p</text:span><text:span text:style-name="T32">rogramvara</text:span></text:p>
      <text:p text:style-name="P27"><text:span text:style-name="T34"><text:tab/></text:span><text:span text:style-name="T18"><text:tab/></text:span><text:span text:style-name="T34"><text:tab/><text:tab/>Termin </text:span><text:span text:style-name="T37">9</text:span><text:span text:style-name="T31">, </text:span><text:span text:style-name="T35">e</text:span><text:span text:style-name="T31">xamen planerad </text:span><text:span text:style-name="T38">mars</text:span><text:span text:style-name="T31"> 201</text:span><text:span text:style-name="T36">6</text:span></text:p>
      <text:p text:style-name="P28"/>
      <text:p text:style-name="P24"><text:span text:style-name="T6">aug 20</text:span><text:span text:style-name="T7">13</text:span><text:span text:style-name="T6"> – </text:span><text:span text:style-name="T7">maj 2014<text:tab/><text:tab/></text:span><text:span text:style-name="T8"><text:tab/></text:span><text:span text:style-name="T7"><text:tab/><text:tab/>Utbytesstudier</text:span></text:p>
      <text:p text:style-name="P25"><text:span text:style-name="T7"><text:tab/><text:tab/><text:tab/><text:tab/><text:tab/><text:tab/><text:tab/></text:span><text:span text:style-name="T29">College of Engineering, </text:span><text:span text:style-name="T30">University of Illinois</text:span></text:p>
      <text:p text:style-name="P25"><text:span text:style-name="T28"><text:tab/><text:tab/><text:tab/><text:tab/><text:tab/><text:tab/><text:tab/></text:span><text:span text:style-name="T7">Urbana</text:span><text:span text:style-name="T11">–</text:span><text:span text:style-name="T7">Champaign, I</text:span><text:span text:style-name="T9">llinois</text:span><text:span text:style-name="T7">, USA</text:span></text:p>
      <text:p text:style-name="P12"/>
      <text:p text:style-name="P14">sep 2012 – jun 2013<text:tab/><text:tab/><text:tab/><text:tab/><text:tab/>Filmvetenskap 60 hp,</text:p>
      <text:p text:style-name="P14"><text:tab/><text:tab/><text:tab/><text:tab/><text:tab/><text:tab/><text:tab/>Lunds universitet</text:p>
      <text:p text:style-name="P15"/>
      <text:p text:style-name="P15"><text:span text:style-name="T14">aug </text:span><text:span text:style-name="T15">2006</text:span><text:span text:style-name="T14"> – jun </text:span><text:span text:style-name="T15">2009</text:span><text:span text:style-name="T14"><text:tab/><text:tab/></text:span><text:span text:style-name="T18"><text:tab/></text:span><text:span text:style-name="T14"><text:tab/><text:tab/></text:span><text:span text:style-name="T15">Natur</text:span><text:span text:style-name="T14">vetenskapligt program,</text:span></text:p>
      <text:p text:style-name="P7"><text:span text:style-name="T44"><text:tab/><text:tab/><text:tab/><text:tab/><text:tab/></text:span><text:span text:style-name="T45"><text:tab/></text:span><text:span text:style-name="T44"><text:tab/>Heleneholms</text:span><text:span text:style-name="T43">gymnasiet</text:span><text:span text:style-name="T23">, </text:span><text:span text:style-name="T24">Malmö</text:span></text:p>
      <text:p text:style-name="P6"/>
      <text:p text:style-name="P6"/>
      <text:p text:style-name="P6"/>
      <text:p text:style-name="P19">Programspråk</text:p>
      <text:p text:style-name="P3"/>
      <text:p text:style-name="P22"><text:span text:style-name="T26">Goda kunskaper<text:tab/><text:tab/><text:tab/><text:tab/><text:tab/></text:span><text:span text:style-name="T14">Jav</text:span><text:span text:style-name="T19">a, Linux (ssh, git, </text:span><text:span text:style-name="T21">vim</text:span><text:span text:style-name="T19">)</text:span></text:p>
      <text:p text:style-name="P23"/>
      <text:p text:style-name="P23"><text:span text:style-name="T27">Grundläggande färdigheter<text:tab/><text:tab/><text:tab/><text:tab/></text:span><text:span text:style-name="T20">C++, C, Haskell, </text:span><text:span text:style-name="T21">Bash, </text:span><text:span text:style-name="T20">Maple, </text:span><text:span text:style-name="T19">Matlab</text:span></text:p>
      <text:p text:style-name="P10"/>
      <text:p text:style-name="P10"><text:span text:style-name="T21">Vissa</text:span><text:span text:style-name="T20"> kunskaper</text:span><text:span text:style-name="T40"><text:tab/><text:tab/><text:tab/><text:tab/><text:tab/></text:span><text:span text:style-name="T25">Assembler, Perl</text:span></text:p>
      <text:p text:style-name="P10"/>
      <text:p text:style-name="P16"/>
      <text:p text:style-name="P20">Språk</text:p>
      <text:p text:style-name="P2"/>
      <text:p text:style-name="P7"><text:span text:style-name="T14">Svenska</text:span><text:tab/><text:span text:style-name="T18"><text:tab/></text:span><text:tab/><text:span text:style-name="T17"><text:tab/></text:span><text:tab/><text:tab/><text:span text:style-name="T16">M</text:span><text:span text:style-name="T14">odersmål</text:span></text:p>
      <text:p text:style-name="P2"/>
      <text:p text:style-name="P7"><text:span text:style-name="T14">Engelska</text:span><text:tab/><text:span text:style-name="T18"><text:tab/><text:tab/></text:span><text:tab/><text:tab/><text:span text:style-name="T17"><text:tab/></text:span><text:span text:style-name="T16">M</text:span><text:span text:style-name="T14">ycket goda kunskaper i tal och skrift</text:span></text:p>
      <text:p text:style-name="P11"><text:tab/><text:tab/><text:tab/><text:span text:style-name="T18"><text:tab/><text:tab/></text:span><text:tab/><text:span text:style-name="T14"><text:tab/></text:span><text:span text:style-name="T39">Jag studerade i USA under ett år och bodde</text:span></text:p>
      <text:p text:style-name="P31"><text:tab/><text:tab/><text:tab/><text:tab/><text:tab/><text:tab/><text:tab/>med amerikaner.</text:p>
      <text:p text:style-name="P6"/>
      <text:p text:style-name="P18">Betyg</text:p>
      <text:p text:style-name="P4"/>
      <text:p text:style-name="P5"><text:span text:style-name="T41">LTH-b</text:span>etygssnitt <text:span text:style-name="T14">4,</text:span><text:span text:style-name="T22">5</text:span><text:span text:style-name="T14"> av 5</text:span></text:p>
      <text:p text:style-name="P6"/>
      <text:p text:style-name="P6"/>
      <text:p text:style-name="P17">Referenser</text:p>
      <text:p text:style-name="P1"/>
      <text:p text:style-name="P5">Utdrag ur betygsdatabasen lämnas på begär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DejaVu Sans" style:font-family-asian="'DejaVu Sans'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Holdt</meta:initial-creator>
    <meta:creation-date>2009-11-15T21:02:26</meta:creation-date>
    <meta:editing-duration>P24DT1H24M54S</meta:editing-duration>
    <dc:date>2015-03-30T15:25:34.599173098</dc:date>
    <meta:generator>LibreOffice/4.2.7.2$Linux_X86_64 LibreOffice_project/420m0$Build-2</meta:generator>
    <meta:editing-cycles>50</meta:editing-cycles>
    <meta:document-statistic meta:table-count="0" meta:image-count="0" meta:object-count="0" meta:page-count="1" meta:paragraph-count="30" meta:word-count="119" meta:character-count="926" meta:non-whitespace-character-count="738"/>
  </office:meta>
</office:document-meta>
</file>